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bfe4" officeooo:paragraph-rsid="000fbfe4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1">Grammar</text:span></text:p>
      <text:p text:style-name="Standard">Expr → <text:s/>term expr2</text:p>
      <text:p text:style-name="Standard">expr2 → op1 term expr2</text:p>
      <text:p text:style-name="Standard"><text:s text:c="11"/>| ε</text:p>
      <text:p text:style-name="Standard"><text:s/>term → factor term2</text:p>
      <text:p text:style-name="Standard"><text:s/>term2 → op2 factor term2</text:p>
      <text:p text:style-name="Standard"><text:s text:c="11"/>| ε</text:p>
      <text:p text:style-name="Standard"><text:s/>factor → num</text:p>
      <text:p text:style-name="Standard"><text:s text:c="10"/>| (expr)</text:p>
      <text:p text:style-name="Standard"><text:s/>op1 → +</text:p>
      <text:p text:style-name="Standard"><text:s text:c="7"/><text:tab/>| -</text:p>
      <text:p text:style-name="Standard"><text:s/>op2 → <text:s/>**</text:p>
      <text:p text:style-name="Standard"><text:s/>num → <text:s/>0</text:p>
      <text:p text:style-name="Standard"><text:s text:c="7"/><text:tab/>| digit2</text:p>
      <text:p text:style-name="Standard"><text:s text:c="7"/><text:tab/>| digit2 num2</text:p>
      <text:p text:style-name="Standard"><text:s/>num2 → digit</text:p>
      <text:p text:style-name="Standard"><text:s text:c="8"/>|<text:tab/> digit num2</text:p>
      <text:p text:style-name="Standard"><text:s/>digit2 → 1...9</text:p>
      <text:p text:style-name="Standard"><text:s/>digit → 0...9</text:p>
      <text:p text:style-name="Standard"/>
      <text:p text:style-name="Standard"><draw:frame draw:style-name="fr1" draw:name="Object1" text:anchor-type="paragraph" svg:x="0.0307in" svg:y="0in" svg:width="8.5in" svg:height="1.1839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5T17:33:45.443956057</meta:creation-date>
    <dc:date>2021-04-05T17:37:37.051810291</dc:date>
    <meta:editing-duration>PT3M51S</meta:editing-duration>
    <meta:editing-cycles>1</meta:editing-cycles>
    <meta:document-statistic meta:table-count="0" meta:image-count="0" meta:object-count="1" meta:page-count="1" meta:paragraph-count="19" meta:word-count="56" meta:character-count="289" meta:non-whitespace-character-count="175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6.5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123.51pt"/>
    </style:style>
    <style:style style:name="co5" style:family="table-column">
      <style:table-column-properties fo:break-before="auto" style:column-width="98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wrap-option="wrap" fo:border-left="none" fo:border-right="none" fo:border-top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italic" style:font-weight-asian="normal" style:font-name-complex="JetBrains Mono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wrap-option="wrap" fo:border-left="0.06pt solid #000000" fo:border-right="none" fo:border-top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italic" style:font-weight-asian="normal" style:font-name-complex="JetBrains Mono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wrap-option="wrap" fo:border-left="0.06pt solid #000000" fo:border-right="none" fo:border-top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italic" style:font-weight-asian="normal" style:font-name-complex="JetBrains Mono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wrap-option="wrap" fo:border-left="none" fo:border-right="none" fo:border-top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italic" style:font-weight-asian="normal" style:font-name-complex="JetBrains Mono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000000" fo:border-left="none" fo:border-right="0.06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3"/>
        <table:table-column table:style-name="co2" table:default-cell-style-name="ce36"/>
        <table:table-column table:style-name="co3" table:default-cell-style-name="ce40"/>
        <table:table-column table:style-name="co4" table:default-cell-style-name="ce41"/>
        <table:table-column table:style-name="co5" table:default-cell-style-name="ce41"/>
        <table:table-column table:style-name="co1" table:default-cell-style-name="ce40"/>
        <table:table-column table:style-name="co1" table:default-cell-style-name="ce46"/>
        <table:table-row table:style-name="ro1">
          <table:table-cell table:style-name="Default"/>
          <table:table-cell table:style-name="ce34" office:value-type="string" calcext:value-type="string">
            <text:p>0..9</text:p>
          </table:table-cell>
          <table:table-cell table:style-name="ce34" office:value-type="string" calcext:value-type="string">
            <text:p>+ / -</text:p>
          </table:table-cell>
          <table:table-cell table:style-name="ce34" office:value-type="string" calcext:value-type="string">
            <text:p>**</text:p>
          </table:table-cell>
          <table:table-cell table:style-name="ce34" office:value-type="string" calcext:value-type="string">
            <text:p>(</text:p>
          </table:table-cell>
          <table:table-cell table:style-name="ce34" office:value-type="string" calcext:value-type="string">
            <text:p>)</text:p>
          </table:table-cell>
          <table:table-cell table:style-name="ce34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table:style-name="ce35" office:value-type="string" calcext:value-type="string">
            <text:p>Expr → term expr2</text:p>
          </table:table-cell>
          <table:table-cell table:number-columns-repeated="2" table:style-name="ce39" office:value-type="string" calcext:value-type="string">
            <text:p>error</text:p>
          </table:table-cell>
          <table:table-cell table:style-name="ce43" office:value-type="string" calcext:value-type="string">
            <text:p>Expr → term expr2</text:p>
          </table:table-cell>
          <table:table-cell table:style-name="ce39" office:value-type="string" calcext:value-type="string">
            <text:p>error</text:p>
          </table:table-cell>
          <table:table-cell table:style-name="ce45"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expr2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xpr2 → <text:s/>op1 term expr2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2" office:value-type="string" calcext:value-type="string">
            <text:p>expr2 →ε </text:p>
          </table:table-cell>
        </table:table-row>
        <table:table-row table:style-name="ro2">
          <table:table-cell office:value-type="string" calcext:value-type="string">
            <text:p>term</text:p>
          </table:table-cell>
          <table:table-cell table:style-name="ce37" office:value-type="string" calcext:value-type="string">
            <text:p>Term → <text:s/>factor term2</text:p>
          </table:table-cell>
          <table:table-cell table:style-name="ce41" office:value-type="string" calcext:value-type="string">
            <text:p>error</text:p>
          </table:table-cell>
          <table:table-cell office:value-type="string" calcext:value-type="string">
            <text:p>error</text:p>
          </table:table-cell>
          <table:table-cell table:style-name="ce40" office:value-type="string" calcext:value-type="string">
            <text:p>Term → <text:s/>factor term2</text:p>
          </table:table-cell>
          <table:table-cell table:style-name="ce41" office:value-type="string" calcext:value-type="string">
            <text:p>error</text:p>
          </table:table-cell>
          <table:table-cell table:style-name="ce47"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tem2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erm2 → ε</text:p>
          </table:table-cell>
          <table:table-cell table:style-name="ce40" office:value-type="string" calcext:value-type="string">
            <text:p>Term2 → <text:s/>op2 factor term2</text:p>
          </table:table-cell>
          <table:table-cell/>
          <table:table-cell table:number-columns-repeated="2" office:value-type="string" calcext:value-type="string">
            <text:p>Term2 → ε</text:p>
          </table:table-cell>
        </table:table-row>
        <table:table-row table:style-name="ro1">
          <table:table-cell office:value-type="string" calcext:value-type="string">
            <text:p>factor</text:p>
          </table:table-cell>
          <table:table-cell table:style-name="ce38" office:value-type="string" calcext:value-type="string">
            <text:p>Factor → num</text:p>
          </table:table-cell>
          <table:table-cell table:number-columns-repeated="2" table:style-name="ce42" office:value-type="string" calcext:value-type="string">
            <text:p>error</text:p>
          </table:table-cell>
          <table:table-cell table:style-name="ce44" office:value-type="string" calcext:value-type="string">
            <text:p><text:span text:style-name="T2">Factor </text:span> →  (expr)</text:p>
          </table:table-cell>
          <table:table-cell table:style-name="ce42" office:value-type="string" calcext:value-type="string">
            <text:p>error</text:p>
          </table:table-cell>
          <table:table-cell table:style-name="ce48" office:value-type="string" calcext:value-type="string">
            <text:p>error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17:35:38.2322532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